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B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style:use-window-font-color="true" style:font-name="Times New Roman" fo:font-size="12pt" fo:language="fr" fo:country="BE" style:font-name-asian="DejaVu Sans1" style:language-asian="zxx" style:country-asian="none" style:font-name-complex="Times New Roman" style:font-size-complex="6.80000019073486pt"/>
    </style:style>
    <style:style style:name="T2" style:family="text">
      <style:text-properties style:use-window-font-color="true" style:font-name="Times New Roman" fo:font-size="12pt" fo:language="fr" fo:country="BE" fo:font-weight="bold" style:font-name-asian="DejaVu Sans1" style:language-asian="zxx" style:country-asian="none" style:font-name-complex="Times New Roman" style:font-size-complex="6.80000019073486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<text:span text:style-name="T1"><text:a xlink:href="relatorio://for each=&quot;items in lst&quot;">for each="items in lst"</text:a></text:span>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Notes:</text:p>
          </table:table-cell>
        </table:table-row>
        <table:table-row table:style-name="ro2">
          <table:table-cell table:style-name="ce3" office:value-type="string">
            <text:p>* This whole sheet (content) will be discarded from the output</text:p>
          </table:table-cell>
        </table:table-row>
        <table:table-row table:style-name="ro2">
          <table:table-cell office:value-type="string">
            <text:p>* So far, the sheet names cannot be set dynamically and will be named automatically (TableXX) by OpenOffice</text:p>
          </table:table-cell>
        </table:table-row>
      </table:table>
      <table:table table:name="Table" table:style-name="ta1" table:print="false">
        <office:forms form:automatic-focus="false" form:apply-design-mode="false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4" office:value-type="string">
            <text:p>Results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choose">choose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when test=&quot;items&quot;">when test="items"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for each=&quot;item in items&quot;">for each="item in items"</text:a>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${item}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for">/for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when">/when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otherwise">otherwise</text:a></text:p>
          </table:table-cell>
          <table:table-cell table:number-columns-repeated="8"/>
        </table:table-row>
        <table:table-row table:style-name="ro1">
          <table:table-cell office:value-type="string">
            <text:p>No results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otherwise">/otherwise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choose">/choose</text:a></text:p>
          </table:table-cell>
          <table:table-cell table:number-columns-repeated="8"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 table:number-rows-repeated="4">
          <table:table-cell table:style-name="Default"/>
          <table:table-cell table:number-columns-repeated="4"/>
          <table:table-cell table:style-name="ce6"/>
          <table:table-cell table:number-columns-repeated="2"/>
          <table:table-cell table:style-name="ce6"/>
        </table:table-row>
        <table:table-row table:style-name="ro2">
          <table:table-cell table:style-name="Default"/>
          <table:table-cell table:number-columns-repeated="4"/>
          <table:table-cell table:style-name="ce6"/>
          <table:table-cell table:number-columns-repeated="2"/>
          <table:table-cell table:style-name="ce6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7"/>
        <table:table-row table:style-name="ro1">
          <table:table-cell office:value-type="string">
            <text:p><text:span text:style-name="T2"><text:a xlink:href="relatorio:///for">/for</text:a>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1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aëtan</meta:initial-creator>
    <meta:creation-date>2009-02-02T10:43:44</meta:creation-date>
    <dc:creator>Gaëtan</dc:creator>
    <dc:date>2009-02-02T11:43:08</dc:date>
    <meta:editing-cycles>9</meta:editing-cycles>
    <meta:editing-duration>PT59M24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